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14cab1" officeooo:paragraph-rsid="00152d72"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solid" style:text-underline-width="auto" style:text-underline-color="font-color" fo:font-weight="bold" officeooo:rsid="00170180" officeooo:paragraph-rsid="00170180"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2"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3"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27" style:family="paragraph" style:parent-style-name="Table_20_Contents">
      <style:text-properties style:use-window-font-color="true" style:font-name="Liberation Mono" fo:font-size="10pt" style:text-underline-style="none" fo:font-weight="normal" officeooo:rsid="0014cab1" officeooo:paragraph-rsid="00152d72" style:font-name-asian="Courier New" style:font-size-asian="10pt" style:font-weight-asian="normal" style:font-name-complex="Liberation Mono" style:font-size-complex="10pt" style:font-weight-complex="normal"/>
    </style:style>
    <style:style style:name="P28"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29" style:family="paragraph" style:parent-style-name="Table_20_Contents">
      <style:text-properties style:font-name="Liberation Mono" fo:font-size="10pt" officeooo:rsid="0018adc0" officeooo:paragraph-rsid="0018adc0" style:font-name-asian="Courier New" style:font-size-asian="10pt" style:font-name-complex="Liberation Mono" style:font-size-complex="10pt"/>
    </style:style>
    <style:style style:name="P30"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31" style:family="paragraph" style:parent-style-name="Table_20_Contents">
      <style:text-properties style:font-name="Liberation Mono" fo:font-size="10pt" style:text-underline-style="none" fo:font-weight="normal" officeooo:rsid="0008d1aa" officeooo:paragraph-rsid="0018adc0" style:font-name-asian="Courier New" style:font-size-asian="10pt" style:font-weight-asian="normal" style:font-name-complex="Liberation Mono" style:font-size-complex="10pt" style:font-weight-complex="normal"/>
    </style:style>
    <style:style style:name="P32"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33" style:family="paragraph" style:parent-style-name="Table_20_Contents">
      <style:text-properties style:font-name="Liberation Mono" fo:font-size="10pt" style:text-underline-style="none" fo:font-weight="normal" officeooo:rsid="00199e91" officeooo:paragraph-rsid="00199e91" style:font-name-asian="Courier New" style:font-size-asian="10pt" style:font-weight-asian="normal" style:font-name-complex="Liberation Mono" style:font-size-complex="10pt" style:font-weight-complex="normal"/>
    </style:style>
    <style:style style:name="P34" style:family="paragraph" style:parent-style-name="Table_20_Contents">
      <style:text-properties fo:color="#800000" style:font-name="Liberation Mono" fo:font-size="10pt" style:text-underline-style="none" fo:font-weight="normal" officeooo:rsid="0008298e" officeooo:paragraph-rsid="0008298e"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officeooo:rsid="00152d72"/>
    </style:style>
    <style:style style:name="T14" style:family="text">
      <style:text-properties fo:color="#800000" officeooo:rsid="0018adc0"/>
    </style:style>
    <style:style style:name="T15" style:family="text">
      <style:text-properties officeooo:rsid="00152d72"/>
    </style:style>
    <style:style style:name="T16" style:family="text">
      <style:text-properties officeooo:rsid="00170180"/>
    </style:style>
    <style:style style:name="T17" style:family="text">
      <style:text-properties officeooo:rsid="0018adc0"/>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fo:color="#000000"/>
    </style:style>
    <style:style style:name="T23" style:family="text">
      <style:text-properties fo:color="#000000" officeooo:rsid="0018adc0"/>
    </style:style>
    <style:style style:name="T24" style:family="text">
      <style:text-properties fo:color="#99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21">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text:span>{inventaire joueur}</text:p>
            <text:p text:style-name="P23">(Inventaire de l'unité/Liste des objets que l'unité possède)</text:p>
            <text:p text:style-name="P13"><text:span text:style-name="T9">//</text:span><text:span text:style-name="T10">FAIT</text:span></text:p>
            <text:p text:style-name="P23"/>
            <text:p text:style-name="P24"/>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34">//<text:span text:style-name="T17">FAIT</text:span></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21">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5">(liste objets du décor contenus dans la matrice(sur le terrain))</text:p>
            <text:p text:style-name="P18">Fonction placer pions <text:span text:style-name="T7">//</text:span><text:span text:style-name="T13">EN COURS</text:span></text:p>
            <text:p text:style-name="P26">(placer les différents pions sur la matrice)</text:p>
            <text:p text:style-name="P19">Fonction placer <text:span text:style-name="T15">decors</text:span> <text:span text:style-name="T7">//</text:span><text:span text:style-name="T13">EN COURS</text:span></text:p>
            <text:p text:style-name="P27">(placer les différents <text:span text:style-name="T15">décors</text:span> sur la matrice)</text:p>
          </table:table-cell>
          <table:table-cell table:style-name="Table1.C2" office:value-type="string">
            <text:p text:style-name="P7">Vincent</text:p>
          </table:table-cell>
        </table:table-row>
        <text:soft-page-break/>
        <table:table-row>
          <table:table-cell table:style-name="Table1.A2" office:value-type="string">
            <text:p text:style-name="P22">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p>
            <text:p text:style-name="P8">(Choix de l'unité à deplacer)</text:p>
            <text:p text:style-name="P31"><text:span text:style-name="T7">//</text:span><text:span text:style-name="T12">EN COURS</text:span></text:p>
            <text:p text:style-name="P29">(Choix du déplacement)</text:p>
            <text:p text:style-name="P31"><text:span text:style-name="T7">//</text:span><text:span text:style-name="T14">FAIT </text:span><text:span text:style-name="T23">(Corentin)</text:span></text:p>
            <text:p text:style-name="P15"/>
            <text:p text:style-name="P15">Fonction combat()</text:p>
            <text:p text:style-name="P32">(Lancée a partir d'une condition(unités à portée ou non)/Attaque ou utilisation Inventaire)</text:p>
            <text:p text:style-name="P32"/>
            <text:p text:style-name="P33">(Choix du type d’attaque, calcul des dégâts et prise en compte de la portée par rapport à la cible) <text:span text:style-name="T24">//FAIT </text:span><text:span text:style-name="T22">(Corentin)</text:span></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2">Interface graphique</text:p>
            <text:p text:style-name="P6">(Rendu visuel <text:span text:style-name="T4">du jeu)</text:span> (optionnel))</text:p>
          </table:table-cell>
          <table:table-cell table:style-name="Table1.A2" office:value-type="string">
            <text:p text:style-name="P20">SDL</text:p>
            <text:p text:style-name="P8">Outils de création d'interface graphique</text:p>
          </table:table-cell>
          <table:table-cell table:style-name="Table1.C2" office:value-type="string">
            <text:p text:style-name="P9">Kevin/<text:span text:style-name="T16">Adnan</text:span></text:p>
          </table:table-cell>
        </table:table-row>
        <table:table-row>
          <table:table-cell table:style-name="Table1.A2" office:value-type="string">
            <text:p text:style-name="P22">IA</text:p>
            <text:p text:style-name="P6">(Appelle les fonctions de choix avec en paramètre <text:span text:style-name="T3">une variable aléatoire)</text:span></text:p>
          </table:table-cell>
          <table:table-cell table:style-name="Table1.A2" office:value-type="string">
            <text:p text:style-name="P16">ChoixIA()</text:p>
            <text:p text:style-name="P23">(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30T09:12:20.640643131</dc:date>
    <meta:editing-duration>PT4H20M24S</meta:editing-duration>
    <meta:editing-cycles>30</meta:editing-cycles>
    <meta:generator>LibreOffice/5.1.6.2$Linux_X86_64 LibreOffice_project/10m0$Build-2</meta:generator>
    <meta:document-statistic meta:table-count="1" meta:image-count="0" meta:object-count="0" meta:page-count="2" meta:paragraph-count="56" meta:word-count="325" meta:character-count="2234" meta:non-whitespace-character-count="1960"/>
  </office:meta>
</office:document-meta>
</file>